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3021" officeooo:paragraph-rsid="0015302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3021" officeooo:paragraph-rsid="0015302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6f26f" officeooo:paragraph-rsid="0016f26f" style:font-weight-asian="bold" style:font-weight-complex="bold"/>
    </style:style>
    <style:style style:name="P4" style:family="paragraph" style:parent-style-name="Standard">
      <style:text-properties fo:font-size="10pt" officeooo:rsid="00153021" officeooo:paragraph-rsid="00153021"/>
    </style:style>
    <style:style style:name="P5" style:family="paragraph" style:parent-style-name="Standard">
      <style:text-properties fo:font-size="10pt" fo:font-weight="bold" officeooo:rsid="0016f26f" officeooo:paragraph-rsid="0016f26f" style:font-weight-asian="bold" style:font-weight-complex="bold"/>
    </style:style>
    <style:style style:name="P6" style:family="paragraph" style:parent-style-name="Standard">
      <style:text-properties fo:font-size="11pt" fo:font-weight="bold" officeooo:rsid="00153021" officeooo:paragraph-rsid="00153021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6f26f" officeooo:paragraph-rsid="0016f26f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1b950c" officeooo:paragraph-rsid="001b950c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fo:font-size="11pt" fo:font-weight="normal" officeooo:rsid="00153021" officeooo:paragraph-rsid="00153021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53021" officeooo:paragraph-rsid="00153021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fo:font-size="11pt" fo:font-weight="normal" officeooo:rsid="0016bcf4" officeooo:paragraph-rsid="0016bcf4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fo:font-size="11pt" fo:font-weight="normal" officeooo:rsid="0016f26f" officeooo:paragraph-rsid="0016f26f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6f26f" officeooo:paragraph-rsid="0016f26f" style:font-size-asian="11pt" style:font-weight-asian="normal" style:font-size-complex="11pt" style:font-weight-complex="normal"/>
    </style:style>
    <style:style style:name="P14" style:family="paragraph" style:parent-style-name="Standard" style:list-style-name="L4">
      <style:text-properties fo:font-size="11pt" fo:font-weight="normal" officeooo:rsid="0016f26f" officeooo:paragraph-rsid="0016f26f" style:font-size-asian="11pt" style:font-weight-asian="normal" style:font-size-complex="11pt" style:font-weight-complex="normal"/>
    </style:style>
    <style:style style:name="P15" style:family="paragraph" style:parent-style-name="Standard" style:list-style-name="L5">
      <style:text-properties fo:font-size="11pt" fo:font-weight="normal" officeooo:rsid="0016f26f" officeooo:paragraph-rsid="0016f26f" style:font-size-asian="11pt" style:font-weight-asian="normal" style:font-size-complex="11pt" style:font-weight-complex="normal"/>
    </style:style>
    <style:style style:name="P16" style:family="paragraph" style:parent-style-name="Standard" style:list-style-name="L5">
      <style:text-properties fo:font-size="11pt" fo:font-weight="normal" officeooo:rsid="001b950c" officeooo:paragraph-rsid="001b950c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b950c" officeooo:paragraph-rsid="001b950c" style:font-size-asian="11pt" style:font-weight-asian="normal" style:font-size-complex="11pt" style:font-weight-complex="normal"/>
    </style:style>
    <style:style style:name="P18" style:family="paragraph" style:parent-style-name="Standard" style:list-style-name="L6">
      <style:text-properties fo:font-size="11pt" fo:font-weight="normal" officeooo:rsid="001b950c" officeooo:paragraph-rsid="001b950c" style:font-size-asian="11pt" style:font-weight-asian="normal" style:font-size-complex="11pt" style:font-weight-complex="normal"/>
    </style:style>
    <style:style style:name="P19" style:family="paragraph" style:parent-style-name="Standard" style:list-style-name="L6">
      <style:text-properties fo:font-size="11pt" fo:font-weight="normal" officeooo:rsid="001b950c" officeooo:paragraph-rsid="001c138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fo:font-size="16pt" fo:font-weight="bold" officeooo:rsid="00153021" officeooo:paragraph-rsid="00153021" style:font-weight-asian="bold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</style:style>
    <style:style style:name="P22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officeooo:rsid="0016f26f" officeooo:paragraph-rsid="0016f26f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fo:font-size="16pt" fo:font-weight="bold" officeooo:rsid="00153021" style:font-weight-asian="bold" style:font-weight-complex="bold"/>
    </style:style>
    <style:style style:name="T3" style:family="text">
      <style:text-properties officeooo:rsid="0016f26f"/>
    </style:style>
    <style:style style:name="T4" style:family="text">
      <style:text-properties officeooo:rsid="0019d1a5"/>
    </style:style>
    <style:style style:name="T5" style:family="text">
      <style:text-properties officeooo:rsid="001c1386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.O.W.K.E</text:p>
      <text:p text:style-name="P2">SOAL UJIAN SD <text:s/>TAHAP I </text:p>
      <text:p text:style-name="P21"><text:span text:style-name="T2">MATEMATIKA</text:span></text:p>
      <text:p text:style-name="P22"><text:span text:style-name="T2">E</text:span><text:span text:style-name="T1">SSAY</text:span></text:p>
      <text:p text:style-name="P20">Jum’at, 11 Agustus 2017, <text:span text:style-name="T3">120</text:span> Menit</text:p>
      <text:p text:style-name="P2"/>
      <text:p text:style-name="P4"/>
      <text:p text:style-name="P6">BAGIAN I</text:p>
      <text:list xml:id="list8248359465058485901" text:style-name="L1">
        <text:list-item>
          <text:p text:style-name="P9">10.500-20.100+9100-9010=….</text:p>
        </text:list-item>
        <text:list-item>
          <text:p text:style-name="P9">25.125 + 6755 – 2341=...</text:p>
        </text:list-item>
        <text:list-item>
          <text:p text:style-name="P9">4190-9011+2013=…</text:p>
        </text:list-item>
        <text:list-item>
          <text:p text:style-name="P9">6781+6671-9010=…</text:p>
        </text:list-item>
        <text:list-item>
          <text:p text:style-name="P9">8766+9785-9011=…</text:p>
        </text:list-item>
      </text:list>
      <text:p text:style-name="P10"/>
      <text:p text:style-name="P6">BAGIAN II</text:p>
      <text:list xml:id="list4715952923276041616" text:style-name="L2">
        <text:list-item>
          <text:p text:style-name="P11">515 : 5 x 10 = …</text:p>
        </text:list-item>
        <text:list-item>
          <text:p text:style-name="P11">(-281:3)x 80=…</text:p>
        </text:list-item>
        <text:list-item>
          <text:p text:style-name="P11">7 x -100 : 200=…</text:p>
        </text:list-item>
        <text:list-item>
          <text:p text:style-name="P12">675 x 25 : 50 = …</text:p>
        </text:list-item>
        <text:list-item>
          <text:p text:style-name="P12">400 : -200 x -40=…</text:p>
        </text:list-item>
      </text:list>
      <text:p text:style-name="P13"/>
      <text:p text:style-name="P7">BAGIAN III</text:p>
      <text:list xml:id="list5400922918725571555" text:style-name="L4">
        <text:list-item>
          <text:p text:style-name="P14">3,25 + 4,5 <text:tab/>=…</text:p>
        </text:list-item>
        <text:list-item>
          <text:p text:style-name="P14">5,89 + 7,08<text:tab/>=…</text:p>
        </text:list-item>
        <text:list-item>
          <text:p text:style-name="P14">4,41-3,1<text:tab/>=…</text:p>
        </text:list-item>
        <text:list-item>
          <text:p text:style-name="P14">8,99-7,71<text:tab/>=…</text:p>
        </text:list-item>
        <text:list-item>
          <text:p text:style-name="P14">7,75 x 7,4<text:tab/>=…</text:p>
        </text:list-item>
        <text:list-item>
          <text:p text:style-name="P14">6,25 x 8,8<text:tab/>=…</text:p>
        </text:list-item>
        <text:list-item>
          <text:p text:style-name="P14">8,1 : 9<text:tab/><text:tab/>=…<text:tab/></text:p>
        </text:list-item>
        <text:list-item>
          <text:p text:style-name="P14">0,72 : 0,08<text:tab/>=…</text:p>
        </text:list-item>
        <text:list-item>
          <text:p text:style-name="P14">0,76 : 7,6<text:tab/>=…</text:p>
        </text:list-item>
        <text:list-item>
          <text:p text:style-name="P14">6,06 : 1,01<text:tab/>=…</text:p>
        </text:list-item>
      </text:list>
      <text:p text:style-name="P13"/>
      <text:p text:style-name="P5">B<text:span text:style-name="T6">AGIAN IV</text:span></text:p>
      <text:list xml:id="list2645748704909092688" text:style-name="L5">
        <text:list-item>
          <text:p text:style-name="P15">Berapakah KPK dan FPB dari 6,8, dan 9 ?</text:p>
        </text:list-item>
        <text:list-item>
          <text:p text:style-name="P15">Berap<text:span text:style-name="T4">akah KPK dan FPB dari 56,72, dan 80?</text:span></text:p>
        </text:list-item>
        <text:list-item>
          <text:p text:style-name="P16">Seorang ibu memiliki 40 kantung beras, 70 kantung gandum, dan 100 kantung goni, berapakah jumlah barang yang dapat ibu bagikan sama rata pada para tetangganya?</text:p>
        </text:list-item>
        <text:list-item>
          <text:p text:style-name="P16">Andi, Tono, dan Tini masing-masing bersepeda setiap 9, 6, dan 12 hari sekali, Jika mereka mulai bersepeda pada tanggal 8 Januari 2013, pada tanggal berapa mereka akan bersama lagi?</text:p>
        </text:list-item>
        <text:list-item>
          <text:p text:style-name="P16">Seorang ayah berkata pada anakanya jika umurnya dibagi oleh 2 maka selalu sisa 1, begitu pula jika dibagi 3,5, dan 7. Berapakah Umur ayah tersebut?. </text:p>
        </text:list-item>
      </text:list>
      <text:p text:style-name="P17"/>
      <text:p text:style-name="P8">BAGIAN V</text:p>
      <text:list xml:id="list306741408686999286" text:style-name="L6">
        <text:list-item>
          <text:p text:style-name="P18"><draw:frame draw:style-name="fr1" draw:name="Object1" text:anchor-type="as-char" svg:y="-0.1799in" svg:width="0.3492in" svg:height="0.2154in" draw:z-index="0"><draw:object xlink:href="./Object 1" xlink:type="simple" xlink:show="embed" xlink:actuate="onLoad"/><draw:image xlink:href="./ObjectReplacements/Object 1" xlink:type="simple" xlink:show="embed" xlink:actuate="onLoad"/></draw:frame>+ <draw:frame draw:style-name="fr1" draw:name="Object2" text:anchor-type="as-char" svg:y="-0.1799in" svg:width="0.4339in" svg:height="0.21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=…</text:p>
        </text:list-item>
        <text:list-item>
          <text:p text:style-name="P18"><draw:frame draw:style-name="fr1" draw:name="Object3" text:anchor-type="as-char" svg:y="-0.1799in" svg:width="0.5181in" svg:height="0.215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…</text:span></text:p>
        </text:list-item>
        <text:list-item>
          <text:p text:style-name="P19"><draw:frame draw:style-name="fr1" draw:name="Object4" text:anchor-type="as-char" svg:y="-0.1799in" svg:width="0.6437in" svg:height="0.2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text:s/><text:span text:style-name="T5">=…</text:span></text:p>
        </text:list-item>
        <text:list-item>
          <text:p text:style-name="P19"><draw:frame draw:style-name="fr1" draw:name="Object5" text:anchor-type="as-char" svg:y="-0.1799in" svg:width="0.6827in" svg:height="0.215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text:s/><text:span text:style-name="T5">=…</text:span></text:p>
        </text:list-item>
        <text:list-item>
          <text:p text:style-name="P19"><draw:frame draw:style-name="fr1" draw:name="Object6" text:anchor-type="as-char" svg:y="-0.1799in" svg:width="0.5992in" svg:height="0.215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s/><text:span text:style-name="T5">=…</text:span></text:p>
        </text:list-item>
      </text:list>
      <text:p text:style-name="P5"><text:s text:c="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08:31:16.995355214</meta:creation-date>
    <dc:date>2017-08-11T09:13:21.279661604</dc:date>
    <meta:editing-duration>PT31M13S</meta:editing-duration>
    <meta:editing-cycles>6</meta:editing-cycles>
    <meta:generator>LibreOffice/5.1.6.2$Linux_x86 LibreOffice_project/10m0$Build-2</meta:generator>
    <meta:document-statistic meta:table-count="0" meta:image-count="0" meta:object-count="6" meta:page-count="1" meta:paragraph-count="41" meta:word-count="226" meta:character-count="1086" meta:non-whitespace-character-count="912"/>
  </office:meta>
</office:document-meta>
</file>

<file path=Object 1/content.xml><?xml version="1.0" encoding="utf-8"?>
<math xmlns="http://www.w3.org/1998/Math/MathML" display="block">
  <semantics>
    <mroot>
      <mn>25</mn>
      <mrow/>
    </mroot>
    <annotation encoding="StarMath 5.0">nroot{}{25} </annotation>
  </semantics>
</math>
</file>

<file path=Object 2/content.xml><?xml version="1.0" encoding="utf-8"?>
<math xmlns="http://www.w3.org/1998/Math/MathML" display="block">
  <semantics>
    <mroot>
      <mn>576</mn>
      <mrow/>
    </mroot>
    <annotation encoding="StarMath 5.0">nroot{}{576} </annotation>
  </semantics>
</math>
</file>

<file path=Object 3/content.xml><?xml version="1.0" encoding="utf-8"?>
<math xmlns="http://www.w3.org/1998/Math/MathML" display="block">
  <semantics>
    <mroot>
      <mn>3136</mn>
      <mrow/>
    </mroot>
    <annotation encoding="StarMath 5.0">nroot{}{3136} </annotation>
  </semantics>
</math>
</file>

<file path=Object 4/content.xml><?xml version="1.0" encoding="utf-8"?>
<math xmlns="http://www.w3.org/1998/Math/MathML" display="block">
  <semantics>
    <mroot>
      <mn>91.125</mn>
      <mn>3</mn>
    </mroot>
    <annotation encoding="StarMath 5.0">nroot{3}{91.125} </annotation>
  </semantics>
</math>
</file>

<file path=Object 5/content.xml><?xml version="1.0" encoding="utf-8"?>
<math xmlns="http://www.w3.org/1998/Math/MathML" display="block">
  <semantics>
    <mroot>
      <mn>185193</mn>
      <mn>3</mn>
    </mroot>
    <annotation encoding="StarMath 5.0">nroot{3}{185193} </annotation>
  </semantics>
</math>
</file>

<file path=Object 6/content.xml><?xml version="1.0" encoding="utf-8"?>
<math xmlns="http://www.w3.org/1998/Math/MathML" display="block">
  <semantics>
    <mroot>
      <mn>74088</mn>
      <mn>3</mn>
    </mroot>
    <annotation encoding="StarMath 5.0">nroot{3}{74088} </annotation>
  </semantics>
</math>
</file>